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, x-locale-body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c81" officeooo:paragraph-rsid="001b6c81"/>
    </style:style>
    <style:style style:name="P2" style:family="paragraph" style:parent-style-name="Standard">
      <style:text-properties officeooo:rsid="001c1258" officeooo:paragraph-rsid="001c1258"/>
    </style:style>
    <style:style style:name="P3" style:family="paragraph" style:parent-style-name="Standard">
      <style:text-properties officeooo:rsid="001cf444" officeooo:paragraph-rsid="001cf444"/>
    </style:style>
    <style:style style:name="P4" style:family="paragraph" style:parent-style-name="Standard" style:list-style-name="L1">
      <style:text-properties officeooo:rsid="001cf444" officeooo:paragraph-rsid="001cf444"/>
    </style:style>
    <style:style style:name="P5" style:family="paragraph" style:parent-style-name="Standard" style:list-style-name="L1">
      <style:text-properties officeooo:rsid="001cf444" officeooo:paragraph-rsid="00224405"/>
    </style:style>
    <style:style style:name="P6" style:family="paragraph" style:parent-style-name="Standard">
      <style:text-properties officeooo:rsid="001e0ba5" officeooo:paragraph-rsid="001e0ba5"/>
    </style:style>
    <style:style style:name="P7" style:family="paragraph" style:parent-style-name="Standard" style:list-style-name="L2">
      <style:text-properties officeooo:rsid="001e0ba5" officeooo:paragraph-rsid="001e0ba5"/>
    </style:style>
    <style:style style:name="P8" style:family="paragraph" style:parent-style-name="Standard" style:list-style-name="L3">
      <style:text-properties officeooo:rsid="001e0ba5" officeooo:paragraph-rsid="001e0ba5"/>
    </style:style>
    <style:style style:name="P9" style:family="paragraph" style:parent-style-name="Standard">
      <style:text-properties officeooo:paragraph-rsid="001e0ba5"/>
    </style:style>
    <style:style style:name="P10" style:family="paragraph" style:parent-style-name="Standard">
      <style:text-properties fo:color="#000000" officeooo:rsid="00206304" officeooo:paragraph-rsid="00206304"/>
    </style:style>
    <style:style style:name="P11" style:family="paragraph" style:parent-style-name="Standard">
      <style:text-properties officeooo:rsid="001e3cc8" officeooo:paragraph-rsid="001e3cc8"/>
    </style:style>
    <style:style style:name="P12" style:family="paragraph" style:parent-style-name="Standard">
      <style:text-properties officeooo:rsid="001f79d6" officeooo:paragraph-rsid="001f79d6"/>
    </style:style>
    <style:style style:name="P13" style:family="paragraph" style:parent-style-name="Standard">
      <style:text-properties officeooo:rsid="002039e3" officeooo:paragraph-rsid="002039e3"/>
    </style:style>
    <style:style style:name="P14" style:family="paragraph" style:parent-style-name="Standard">
      <style:text-properties officeooo:paragraph-rsid="002039e3"/>
    </style:style>
    <style:style style:name="P15" style:family="paragraph" style:parent-style-name="Standard">
      <style:text-properties officeooo:rsid="00206304" officeooo:paragraph-rsid="00206304"/>
    </style:style>
    <style:style style:name="P16" style:family="paragraph" style:parent-style-name="Standard">
      <style:text-properties officeooo:paragraph-rsid="00206304"/>
    </style:style>
    <style:style style:name="P17" style:family="paragraph" style:parent-style-name="Standard">
      <style:text-properties fo:color="#ff4000" officeooo:rsid="00206304" officeooo:paragraph-rsid="00206304"/>
    </style:style>
    <style:style style:name="P18" style:family="paragraph" style:parent-style-name="Standard">
      <style:text-properties officeooo:rsid="00224405" officeooo:paragraph-rsid="00224405"/>
    </style:style>
    <style:style style:name="P19" style:family="paragraph" style:parent-style-name="Standard" style:list-style-name="L1">
      <style:text-properties officeooo:rsid="00224405" officeooo:paragraph-rsid="00224405"/>
    </style:style>
    <style:style style:name="P20" style:family="paragraph" style:parent-style-name="Standard" style:list-style-name="L1">
      <style:text-properties officeooo:paragraph-rsid="001cf444"/>
    </style:style>
    <style:style style:name="P21" style:family="paragraph" style:parent-style-name="Standard" style:list-style-name="L4">
      <style:text-properties officeooo:paragraph-rsid="0022cdb7"/>
    </style:style>
    <style:style style:name="P22" style:family="paragraph" style:parent-style-name="Standard" style:list-style-name="L3">
      <style:text-properties officeooo:rsid="0022cdb7" officeooo:paragraph-rsid="0022cdb7"/>
    </style:style>
    <style:style style:name="P23" style:family="paragraph" style:parent-style-name="Standard" style:list-style-name="L4">
      <style:text-properties officeooo:rsid="0022cdb7" officeooo:paragraph-rsid="0022cdb7"/>
    </style:style>
    <style:style style:name="P24" style:family="paragraph" style:parent-style-name="Standard">
      <style:text-properties officeooo:rsid="0022cdb7" officeooo:paragraph-rsid="0022cdb7"/>
    </style:style>
    <style:style style:name="T1" style:family="text">
      <style:text-properties officeooo:rsid="001cf444"/>
    </style:style>
    <style:style style:name="T2" style:family="text">
      <style:text-properties fo:color="#c9211e" officeooo:rsid="001cf444"/>
    </style:style>
    <style:style style:name="T3" style:family="text">
      <style:text-properties fo:color="#c9211e" officeooo:rsid="001e0ba5"/>
    </style:style>
    <style:style style:name="T4" style:family="text">
      <style:text-properties fo:color="#c9211e" officeooo:rsid="0022cdb7"/>
    </style:style>
    <style:style style:name="T5" style:family="text">
      <style:text-properties officeooo:rsid="001e0ba5"/>
    </style:style>
    <style:style style:name="T6" style:family="text">
      <style:text-properties fo:color="#000000"/>
    </style:style>
    <style:style style:name="T7" style:family="text">
      <style:text-properties fo:color="#000000" officeooo:rsid="001e0ba5"/>
    </style:style>
    <style:style style:name="T8" style:family="text">
      <style:text-properties fo:color="#000000" officeooo:rsid="002006bd"/>
    </style:style>
    <style:style style:name="T9" style:family="text">
      <style:text-properties fo:color="#000000" officeooo:rsid="002039e3"/>
    </style:style>
    <style:style style:name="T10" style:family="text">
      <style:text-properties fo:color="#000000" officeooo:rsid="002057ed"/>
    </style:style>
    <style:style style:name="T11" style:family="text">
      <style:text-properties fo:color="#000000" officeooo:rsid="00206304"/>
    </style:style>
    <style:style style:name="T12" style:family="text">
      <style:text-properties fo:color="#000000" officeooo:rsid="0022cdb7"/>
    </style:style>
    <style:style style:name="T13" style:family="text">
      <style:text-properties fo:color="#000000" officeooo:rsid="0023d46a"/>
    </style:style>
    <style:style style:name="T14" style:family="text">
      <style:text-properties officeooo:rsid="00219af3"/>
    </style:style>
    <style:style style:name="T15" style:family="text">
      <style:text-properties officeooo:rsid="00224405"/>
    </style:style>
    <style:style style:name="T16" style:family="text">
      <style:text-properties fo:font-variant="normal" fo:text-transform="none" fo:color="#333333" style:font-name="Arial" fo:font-size="12pt" fo:letter-spacing="normal" fo:font-style="normal" fo:font-weight="normal" loext:padding="0in" loext:border="none"/>
    </style:style>
    <style:style style:name="T17" style:family="text">
      <style:text-properties fo:font-variant="normal" fo:text-transform="none" fo:color="#333333" style:font-name="Arial" fo:font-size="12pt" fo:letter-spacing="normal" fo:font-style="normal" fo:font-weight="normal" officeooo:rsid="0022cdb7" loext:padding="0in" loext:border="none"/>
    </style:style>
    <style:style style:name="T18" style:family="text">
      <style:text-properties officeooo:rsid="0022cd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остановка задачи на разработку</text:p>
      <text:p text:style-name="P2"/>
      <text:p text:style-name="P2">1.1. Описание предметной области</text:p>
      <text:p text:style-name="P2"/>
      <text:p text:style-name="P1">Разрабатываемое программное обеспечение ориентировано на пользователей, которым необходим сервис, способный <text:span text:style-name="T15">быстро </text:span>предоставлять информацию в случае нестабильного интернет-соединения или его отсутствия. </text:p>
      <text:p text:style-name="P1"/>
      <text:p text:style-name="P18">Программное обеспечение позволяет улучшить пользовательский опыт работы с сервисами поиска информации посредством отказоустойчивости <text:span text:style-name="T14">и </text:span>высокой<text:span text:style-name="T14"> производительности</text:span>.</text:p>
      <text:p text:style-name="P2"/>
      <text:p text:style-name="P2">В предметной области <text:span text:style-name="T1">рассмативается процесс создания веб-сервиса для автоматизированного сбора данных на основе подхода offline-first. </text:span></text:p>
      <text:p text:style-name="P2"/>
      <text:p text:style-name="P3">Задачи программного обеспечения:</text:p>
      <text:p text:style-name="P3"/>
      <text:list xml:id="list3948797590" text:style-name="L1">
        <text:list-item>
          <text:p text:style-name="P19">Обеспечение гарантированного доступа к данным</text:p>
        </text:list-item>
        <text:list-item>
          <text:p text:style-name="P20"><text:span text:style-name="T1">Обработка неуспешной отправки данных посредством автоматической </text:span><text:span text:style-name="T2">отправки</text:span><text:span text:style-name="T1"> в момент установления интернет соединения</text:span></text:p>
        </text:list-item>
        <text:list-item>
          <text:p text:style-name="P4">Предоставление возможности <text:span text:style-name="T5">использования программного обеспечения на устройствах с разным разрешением экрана</text:span></text:p>
        </text:list-item>
        <text:list-item>
          <text:p text:style-name="P5">Предоставление пользователю информации о ресторанах</text:p>
        </text:list-item>
        <text:list-item>
          <text:p text:style-name="P5">Предоставление возможности фильтрации ресторанов по заданным критериям</text:p>
        </text:list-item>
        <text:list-item>
          <text:p text:style-name="P5">Предоставление информации в случае нестабильного интернет соединения</text:p>
        </text:list-item>
        <text:list-item>
          <text:p text:style-name="P5">Предоставление информации в случае отсутствия интернет-соединения</text:p>
        </text:list-item>
        <text:list-item>
          <text:p text:style-name="P5">Предоставление возможности оставить отзыв о ресторане</text:p>
        </text:list-item>
        <text:list-item>
          <text:p text:style-name="P5">Предоставление возможности добавить ресторан в избранное</text:p>
        </text:list-item>
      </text:list>
      <text:p text:style-name="P6"/>
      <text:p text:style-name="P6">Требования к внешнему виду веб-сервиса</text:p>
      <text:list xml:id="list415722357" text:style-name="L2">
        <text:list-item>
          <text:p text:style-name="P7"><text:span text:style-name="T15">Приложение д</text:span>олжно обладать современным дизайном (material design)</text:p>
        </text:list-item>
        <text:list-item>
          <text:p text:style-name="P7">Обеспечить удобство пользователя, продуманный интерфейс</text:p>
        </text:list-item>
        <text:list-item>
          <text:p text:style-name="P7">Предусмотреть дизайн для моб<text:span text:style-name="T15">ил</text:span>ьных устройств, который будет одинаково удобен для разных экранов</text:p>
        </text:list-item>
      </text:list>
      <text:p text:style-name="P6"/>
      <text:p text:style-name="P6">Развитие приложения</text:p>
      <text:list xml:id="list1076446965" text:style-name="L3">
        <text:list-item>
          <text:p text:style-name="P8">Разработка личного кабинета пользователя</text:p>
        </text:list-item>
        <text:list-item>
          <text:p text:style-name="P8">Минорные обновления (расширение функционалльности)</text:p>
        </text:list-item>
        <text:list-item>
          <text:p text:style-name="P8">Добавление поддержки новых платформ</text:p>
        </text:list-item>
        <text:list-item>
          <text:p text:style-name="P22">Разработка мобильного приложения </text:p>
        </text:list-item>
      </text:list>
      <text:p text:style-name="P6"/>
      <text:p text:style-name="P6">Программная платформа</text:p>
      <text:list xml:id="list4025743378" text:style-name="L4">
        <text:list-header>
          <text:p text:style-name="P23">Современые браузеры для мобильных устройств и настольных ПК:</text:p>
        </text:list-header>
        <text:list-item>
          <text:p text:style-name="P21"><text:span text:style-name="T5">Chrome, </text:span></text:p>
        </text:list-item>
        <text:list-item>
          <text:p text:style-name="P21"><text:span text:style-name="Strong_20_Emphasis"><text:span text:style-name="T16">Firefox Nightly, </text:span></text:span></text:p>
        </text:list-item>
        <text:list-item>
          <text:p text:style-name="P21"><text:span text:style-name="Strong_20_Emphasis"><text:span text:style-name="T17">C</text:span></text:span><text:span text:style-name="Strong_20_Emphasis"><text:span text:style-name="T16">hrome Canary, </text:span></text:span></text:p>
        </text:list-item>
        <text:list-item>
          <text:p text:style-name="P21"><text:span text:style-name="Strong_20_Emphasis"><text:span text:style-name="T16">Opera, </text:span></text:span></text:p>
        </text:list-item>
        <text:list-item>
          <text:p text:style-name="P21"><text:span text:style-name="Strong_20_Emphasis"><text:span text:style-name="T16">Microsoft Edge</text:span></text:span></text:p>
        </text:list-item>
      </text:list>
      <text:p text:style-name="P6"/>
      <text:p text:style-name="P6">Функции, которые должны быть реализованы в процессе решения задачи</text:p>
      <text:p text:style-name="P6">1. Разработка графического интерфейса пользователя веб-сервиса для браузеров <text:span text:style-name="T18">для</text:span> настольных компьютеров</text:p>
      <text:p text:style-name="P6"><text:soft-page-break/>2. Разработка <text:span text:style-name="T18">адаптивного </text:span>графического интерфейса пользователя веб-вервиса для браузеров мобильных устройств (смартфонов, планшетов, <text:span text:style-name="T18">ноутбуков</text:span>)</text:p>
      <text:p text:style-name="P6">3. Разработка нереляционной базы даных на стороне клиента</text:p>
      <text:p text:style-name="P24">4. Настройка инструментов для обесмечения гарантированого и быстрого доступа к данным</text:p>
      <text:p text:style-name="P9"><text:span text:style-name="T3">4. Р</text:span><text:span text:style-name="T4">азработка сервера</text:span></text:p>
      <text:p text:style-name="P9"><text:span text:style-name="T7">Из общего описания предметной области следует, что результатом работы будет система, состоящая из двух частей: веб-приложение с развернутой нереляционной базой данных и сервер.</text:span></text:p>
      <text:p text:style-name="P9"><text:span text:style-name="T7"/></text:p>
      <text:p text:style-name="P11"><text:span text:style-name="T7">1.</text:span><text:span text:style-name="T6">2. Обзор аналогичных решений</text:span></text:p>
      <text:p text:style-name="P11"><text:span text:style-name="T6"/></text:p>
      <text:p text:style-name="P12"><text:span text:style-name="T6">На настоящий момент существует аналогичное решение в лице Google Maps, которое использует те </text:span><text:span text:style-name="T12">же</text:span><text:span text:style-name="T6"> технологии, которые реализованы в разрабатываемом веб-приложении. При этом следует отметить, что Google Maps это мощный сервис, который потребляет большое количство трафика за счет использования других ресурсоемких </text:span><text:span text:style-name="T12">инструментов</text:span><text:span text:style-name="T6">. </text:span></text:p>
      <text:p text:style-name="P12"><text:span text:style-name="T6">Для пользователей (особенно мобильных устройств) важно быстродействие и экономия трафика, а также отсутствие лишних деталей, которые могут ухудшить пользовательский опыт при работе с системой.</text:span></text:p>
      <text:p text:style-name="P12"><text:span text:style-name="T6"/></text:p>
      <text:p text:style-name="P12"><text:span text:style-name="T6">Разрабатываемое приложение направлено исключительно на предоставление информации по ресторанам и отзывам о них, что ползволит пользователю быстро получить ее, не совершая лишних действий (закрытие окон, </text:span><text:span text:style-name="T8">всплывающая реклама</text:span><text:span text:style-name="T6">). </text:span></text:p>
      <text:p text:style-name="P12"><text:span text:style-name="T6"/></text:p>
      <text:p text:style-name="P14"><text:span text:style-name="T9">Таким образом, несмотря на наличие аналогичных решений, разработка веб-сервиса для автоматизированного сбора данных на основе подхода offline-first сохраняет свою актуальность.</text:span></text:p>
      <text:p text:style-name="P14"><text:span text:style-name="T9"/></text:p>
      <text:p text:style-name="P13"><text:span text:style-name="T6">1.3. Постановка задачи на разработку</text:span></text:p>
      <text:p text:style-name="P13"><text:span text:style-name="T6"/></text:p>
      <text:p text:style-name="P13"><text:span text:style-name="T6">Функциональные требования</text:span></text:p>
      <text:p text:style-name="P13"><text:span text:style-name="T6">- просмотр списка всех ресторанов, дполнительной информации и отзывов по ним</text:span></text:p>
      <text:p text:style-name="P13"><text:span text:style-name="T6">- выбор ресторанов по критериям “местоположение” и “кухня”</text:span></text:p>
      <text:p text:style-name="P13"><text:span text:style-name="T6">- отправка нового отзыва по выбранному ресторану (в том числе автоматическая в момент установления интернет-соединения)</text:span></text:p>
      <text:p text:style-name="P13"><text:span text:style-name="T6">- хранение данных, к которым пользователь обращался ранее</text:span></text:p>
      <text:p text:style-name="P13"><text:span text:style-name="T6"/></text:p>
      <text:p text:style-name="P13"><text:span text:style-name="T6">Нефункциональные требования</text:span></text:p>
      <text:p text:style-name="P13"><text:span text:style-name="T6">- </text:span><text:span text:style-name="T10">разработка веб-сервиса для современных браузеров (для настольных ПК и мобильных устройств)</text:span></text:p>
      <text:p text:style-name="P13"><text:span text:style-name="T10">- высокая производительность приложения</text:span></text:p>
      <text:p text:style-name="P13"><text:span text:style-name="T10">- </text:span><text:span text:style-name="T11">стабильная работа </text:span><text:span text:style-name="T12">вне зависимости от качества или наличия интернет-соединения</text:span></text:p>
      <text:p text:style-name="P13"><text:span text:style-name="T11"/></text:p>
      <text:p text:style-name="P15"><text:span text:style-name="T6">Разрабатываемая система должна</text:span></text:p>
      <text:p text:style-name="P15"><text:span text:style-name="T6">- предоставлять возможность сортировки ресторанов по заданным фильтрам</text:span></text:p>
      <text:p text:style-name="P16"><text:span text:style-name="T11">- обеспечить </text:span><text:span text:style-name="T13">гарантированный </text:span><text:span text:style-name="T11">доступ к данным о ресторанах и отзывов</text:span></text:p>
      <text:p text:style-name="P16"><text:span text:style-name="T11">- предоставлять удобный интерфейс для устройств с разным разрешением экрана</text:span></text:p>
      <text:p text:style-name="P16"><text:span text:style-name="T11"/></text:p>
      <text:p text:style-name="P17">Приложение по структурированию программного обеспечения состоит из клиентской и серверной части.</text:p>
      <text:p text:style-name="P17"/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, x-locale-body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1T11:57:00.937485272</meta:creation-date>
    <meta:generator>LibreOffice/6.3.5.2$Linux_X86_64 LibreOffice_project/30$Build-2</meta:generator>
    <dc:date>2020-04-22T11:35:15.045316182</dc:date>
    <meta:editing-duration>PT31M47S</meta:editing-duration>
    <meta:editing-cycles>5</meta:editing-cycles>
    <meta:document-statistic meta:table-count="0" meta:image-count="0" meta:object-count="0" meta:page-count="2" meta:paragraph-count="58" meta:word-count="527" meta:character-count="4364" meta:non-whitespace-character-count="3908"/>
  </office:meta>
</office:document-meta>
</file>